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adornments="Itálico Negrito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Estilo_20_padrão_20_de_20_desenho">
      <style:paragraph-properties fo:margin-left="0cm" fo:margin-right="0cm" style:line-height-at-least="0.353cm" fo:text-indent="0cm" style:auto-text-indent="false"/>
      <style:text-properties style:font-name="Arial3" fo:font-size="26pt" fo:font-style="normal" fo:font-weight="bold" style:font-size-asian="26pt"/>
    </style:style>
    <style:style style:name="P2" style:family="paragraph" style:parent-style-name="Estilo_20_padrão_20_de_20_desenho">
      <loext:graphic-properties draw:fill-gradient-name="gradient" draw:fill-hatch-name="hatch"/>
      <style:paragraph-properties fo:margin-left="0cm" fo:margin-right="0cm" style:line-height-at-least="0.353cm" fo:text-align="center" style:justify-single-word="false" fo:text-indent="0cm" style:auto-text-indent="false"/>
      <style:text-properties style:font-name="Arial3" fo:font-size="26pt" fo:letter-spacing="0.071cm" fo:font-style="normal" fo:font-weight="bold" style:font-size-asian="26pt" style:text-rotation-angle="90" style:text-rotation-scale="line-height"/>
    </style:style>
    <style:style style:name="P3" style:family="paragraph" style:parent-style-name="Estilo_20_padrão_20_de_20_desenho">
      <loext:graphic-properties draw:fill-gradient-name="gradient" draw:fill-hatch-name="hatch" draw:opacity="25%"/>
      <style:paragraph-properties fo:margin-left="1cm" fo:margin-right="0cm" fo:margin-top="2cm" fo:margin-bottom="2cm" style:contextual-spacing="false" style:line-height-at-least="0.349cm" fo:text-align="justify" style:justify-single-word="false" fo:text-indent="0cm" style:auto-text-indent="false"/>
      <style:text-properties style:font-name="Times New Roman" fo:font-size="14pt"/>
    </style:style>
    <style:style style:name="P4" style:family="paragraph" style:parent-style-name="Estilo_20_padrão_20_de_20_desenho">
      <loext:graphic-properties draw:fill-gradient-name="gradient" draw:fill-hatch-name="hatch"/>
      <style:paragraph-properties fo:margin-left="0cm" fo:margin-right="0cm" style:line-height-at-least="0.353cm" fo:text-align="center" style:justify-single-word="false" fo:text-indent="0cm" style:auto-text-indent="false"/>
      <style:text-properties fo:text-transform="lowercase" fo:color="#ff0000" loext:opacity="100%" style:font-name="Arial3" fo:font-size="26pt" fo:letter-spacing="0.071cm" fo:font-style="normal" fo:font-weight="bold" style:text-rotation-angle="90" style:text-rotation-scale="line-height" style:font-relief="embossed"/>
    </style:style>
    <style:style style:name="P5" style:family="paragraph" style:parent-style-name="Estilo_20_padrão_20_de_20_desenho">
      <loext:graphic-properties draw:fill-gradient-name="gradient" draw:fill-hatch-name="hatch"/>
      <style:paragraph-properties fo:margin-left="0cm" fo:margin-right="1cm" fo:margin-top="0cm" fo:margin-bottom="0.25cm" style:contextual-spacing="false" style:line-height-at-least="0.353cm" fo:text-align="justify" style:justify-single-word="false" fo:text-indent="1.251cm" style:auto-text-indent="false"/>
      <style:text-properties loext:padding="0.049cm" loext:border="0.06pt solid #000000"/>
    </style:style>
    <style:style style:name="P6" style:family="paragraph" style:parent-style-name="Estilo_20_padrão_20_de_20_desenho">
      <loext:graphic-properties draw:fill-gradient-name="gradient" draw:fill-hatch-name="hatch"/>
      <style:paragraph-properties fo:text-align="justify" style:justify-single-word="false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1cm" fo:margin-top="0cm" fo:margin-bottom="0.25cm" style:contextual-spacing="false" fo:text-align="justify" style:justify-single-word="false" fo:text-indent="1.251cm" style:auto-text-indent="false"/>
      <style:text-properties loext:padding="0.049cm" loext:border="0.06pt solid #000000"/>
    </style:style>
    <style:style style:name="T1" style:family="text">
      <style:text-properties style:font-name="Liberation Sans" fo:font-size="28pt" fo:font-weight="bold" style:font-size-asian="28pt" style:font-weight-asian="bold"/>
    </style:style>
    <style:style style:name="T2" style:family="text">
      <style:text-properties style:font-name="Liberation Sans" fo:font-size="26pt" style:font-size-asian="26pt"/>
    </style:style>
    <style:style style:name="T3" style:family="text">
      <style:text-properties style:font-name="Liberation Sans" fo:font-size="26pt" fo:background-color="#ffff00" loext:char-shading-value="0" style:font-size-asian="26pt"/>
    </style:style>
    <style:style style:name="T4" style:family="text">
      <style:text-properties fo:font-size="26pt" style:font-size-asian="26pt"/>
    </style:style>
    <style:style style:name="T5" style:family="text">
      <style:text-properties fo:font-size="26pt" fo:font-style="italic" style:text-underline-style="solid" style:text-underline-width="auto" style:text-underline-color="font-color" style:font-size-asian="26pt" style:font-style-asian="italic"/>
    </style:style>
    <style:style style:name="T6" style:family="text">
      <style:text-properties fo:font-size="24pt" style:font-size-asian="24pt"/>
    </style:style>
    <style:style style:name="T7" style:family="text">
      <style:text-properties style:font-size-asian="28pt" style:font-weight-asian="bold"/>
    </style:style>
    <style:style style:name="T8" style:family="text">
      <style:text-properties fo:color="#ff8000" loext:opacity="100%" style:text-underline-style="solid" style:text-underline-type="double" style:text-underline-width="auto" style:text-underline-color="font-color" style:text-overline-style="long-dash" style:text-overline-width="bold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Confira os sintomas da Dengue</text:span></text:p>
      <text:p text:style-name="P2"/>
      <text:p text:style-name="P1"/>
      <text:p text:style-name="P3">O tempo médio do ciclo é de 5 a 6 dias, e o intervalo entre a picada e a</text:p>
      <text:p text:style-name="P3">Manifestação da doença chama-se período de incubação. É só depois desse</text:p>
      <text:p text:style-name="P3"><text:soft-page-break/>Período que os sintomas aparecem. Geralmente os sintomas se manifestam a</text:p>
      <text:p text:style-name="P3">Partir do 3° dia depois da <text:span text:style-name="T8">picada do mosquitos.</text:span></text:p>
      <text:p text:style-name="P6"/>
      <text:p text:style-name="P5"><text:span text:style-name="T2">Na </text:span><text:span text:style-name="T5">dengue hemorrágica</text:span><text:span text:style-name="T4">, o quadro clínico se agrava rapidamente,</text:span></text:p>
      <text:p text:style-name="P5"><text:span text:style-name="T2">Apresentando sinais de insuficiência </text:span><text:span text:style-name="T4">circulatória e choque, podendo levar a</text:span></text:p>
      <text:p text:style-name="P5"><text:span text:style-name="T2">Pessoa à </text:span><text:span text:style-name="T3">morte em até 24 horas</text:span><text:span text:style-name="T2">. De </text:span><text:span text:style-name="T4">acordo com estatísticas do Ministério da</text:span></text:p>
      <text:p text:style-name="P5"><text:span text:style-name="T2">Saúde, cerca de </text:span><text:span text:style-name="T6">5% DAS PESSOAS COM DENGUE HEMORRÁGICA MORRE</text:span><text:span text:style-name="T4">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adornments="Itálico Negrito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drão_7e_LT_7e_Hintergrund" style:display-name="Padrã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ópicos_20_1" style:display-name="Tópicos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ópicos_20_3" style:display-name="Tópicos 3" style:family="paragraph" style:parent-style-name="Tópicos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4" style:display-name="Tópicos 4" style:family="paragraph" style:parent-style-name="Tópicos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9:39:12.111000000</meta:creation-date>
    <dc:date>2023-06-26T19:56:19.027000000</dc:date>
    <meta:editing-duration>PT17M7S</meta:editing-duration>
    <meta:editing-cycles>1</meta:editing-cycles>
    <meta:document-statistic meta:table-count="0" meta:image-count="0" meta:object-count="0" meta:page-count="2" meta:paragraph-count="9" meta:word-count="98" meta:character-count="563" meta:non-whitespace-character-count="474"/>
    <meta:generator>LibreOffice/7.5.3.2$Windows_X86_64 LibreOffice_project/9f56dff12ba03b9acd7730a5a481eea045e468f3</meta:generator>
  </office:meta>
</office:document-meta>
</file>